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154.36mm"/>
    </style:style>
    <style:style style:name="co4" style:family="table-column">
      <style:table-column-properties fo:break-before="auto" style:column-width="53.04mm"/>
    </style:style>
    <style:style style:name="co5" style:family="table-column">
      <style:table-column-properties fo:break-before="auto" style:column-width="170.67mm"/>
    </style:style>
    <style:style style:name="co6" style:family="table-column">
      <style:table-column-properties fo:break-before="auto" style:column-width="1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31515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8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b91af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돋움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돋움1" style:font-size-asian="9.5pt" style:language-asian="none" style:country-asian="none" style:font-style-asian="normal" style:font-weight-asian="normal" style:font-name-complex="Ari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프로젝트를 생성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프로젝트 생성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안드로이드 프로젝트가 추가되었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안드로이드 프로젝트 추가에 실패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config.xml 파일을 수정하였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office:value-type="string" calcext:value-type="string">
            <text:p>index.html 파일을 수정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게임 폴더 복사를 시작합니다 [robocopy 사용]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폴더를 www 폴더로 복사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폴더 복사에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복사 할 폴더가 존재하지 않아 파일을 복사할 수 없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플러그인이 추가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{0} 플러그인을 추가하는 데 실패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build.json 파일을 찾았습니다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빌드가 완료되었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빌드 중에 오류가 발생하였습니다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-- 자바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-- keytool을 찾았습니다.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-- keytool을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-- cordova를 찾지 못했습니다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- 준비 ---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- 필요한 모든 프로그램이 설치되어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 [ERROR] 필요한 프로그램이 설치되어있지 않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자바를 설치해주세요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Node.js와 cordova를 설치해야 합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안드로이드 SDK가 설치되어있지 않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안드로이드 SDK를 설치해주십시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안드로이드 SDK / ANDROID_HOME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안드로이드 SDK / ANDROID_SDK_ROOT를 찾았습니다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키스토어 파일이 생성되었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키스토어 파일 생성에 실패하였습니다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키스토어 파일이 생성되었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이미 파일이 존재하거나. 유효하지 않은 매개변수를 입력하였습니다. 키스토어 파일 생성에 실패하였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비어있는 칸이 있어서 키스토어 파일을 생성할 수 없습니다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</table:table>
      <table:table table:name="en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</table:table>
      <table:table table:name="ja" table:style-name="ta1">
        <table:table-column table:style-name="co1" table:default-cell-style-name="Default"/>
        <table:table-column table:style-name="co4" table:default-cell-style-name="ce1"/>
        <table:table-column table:style-name="co3" table:default-cell-style-name="ce4"/>
        <table:table-column table:style-name="co6" table:default-cell-style-name="ce6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reate1</text:p>
          </table:table-cell>
          <table:table-cell table:style-name="Default" office:value-type="string" calcext:value-type="string">
            <text:p>echo Cordova project creation successful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ce2" office:value-type="string" calcext:value-type="string">
            <text:p>Create2</text:p>
          </table:table-cell>
          <table:table-cell table:style-name="Default" office:value-type="string" calcext:value-type="string">
            <text:p>echo Cannot Create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1</text:p>
          </table:table-cell>
          <table:table-cell office:value-type="string" calcext:value-type="string">
            <text:p>echo Android Platform has been added to your Cordova p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AndroidPlatform2</text:p>
          </table:table-cell>
          <table:table-cell office:value-type="string" calcext:value-type="string">
            <text:p>echo Can’t add Android Platfor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1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Requirements2</text:p>
          </table:table-cell>
          <table:table-cell office:value-type="string" calcext:value-type="string">
            <text:p>echo ..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WriteConfig</text:p>
          </table:table-cell>
          <table:table-cell office:value-type="string" calcext:value-type="string">
            <text:p>Modified the config.x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ModifyHtmlFiles</text:p>
          </table:table-cell>
          <table:table-cell table:style-name="ce7" office:value-type="string" calcext:value-type="string">
            <text:p>Modified the index.html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1</text:p>
          </table:table-cell>
          <table:table-cell office:value-type="string" calcext:value-type="string">
            <text:p>Start copying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2</text:p>
          </table:table-cell>
          <table:table-cell office:value-type="string" calcext:value-type="string">
            <text:p>echo Finished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3</text:p>
          </table:table-cell>
          <table:table-cell office:value-type="string" calcext:value-type="string">
            <text:p>echo Cannot be copying game files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CopyProjectFiles4</text:p>
          </table:table-cell>
          <table:table-cell office:value-type="string" calcext:value-type="string">
            <text:p>The game source directory specified for text box does not exist. Cannot copy game files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1</text:p>
          </table:table-cell>
          <table:table-cell office:value-type="string" calcext:value-type="string">
            <text:p>echo {0} plugin were added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AddPlugins2</text:p>
          </table:table-cell>
          <table:table-cell office:value-type="string" calcext:value-type="string">
            <text:p>echo Can’t add {0} plugin to your project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1</text:p>
          </table:table-cell>
          <table:table-cell office:value-type="string" calcext:value-type="string">
            <text:p>Found build.json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2</text:p>
          </table:table-cell>
          <table:table-cell office:value-type="string" calcext:value-type="string">
            <text:p>echo build complete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office:value-type="string" calcext:value-type="string">
            <text:p>Flush3</text:p>
          </table:table-cell>
          <table:table-cell office:value-type="string" calcext:value-type="string">
            <text:p>echo Error occurred while compiling the APK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JAVA</text:p>
          </table:table-cell>
          <table:table-cell table:style-name="ce5" office:value-type="string" calcext:value-type="string">
            <text:p>@"java.exe -version 2&gt;&amp;1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JAVA</text:p>
          </table:table-cell>
          <table:table-cell office:value-type="string" calcext:value-type="string">
            <text:p>echo Ja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KEYTOOL</text:p>
          </table:table-cell>
          <table:table-cell office:value-type="string" calcext:value-type="string">
            <text:p>echo Found keytool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KEYTOOL</text:p>
          </table:table-cell>
          <table:table-cell office:value-type="string" calcext:value-type="string">
            <text:p>echo keytool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FOUND_CORDOVA</text:p>
          </table:table-cell>
          <table:table-cell office:value-type="string" calcext:value-type="string">
            <text:p>cordova -v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table:style-name="Default" office:value-type="string" calcext:value-type="string">
            <text:p>NOT_FOUND_CORDOVA</text:p>
          </table:table-cell>
          <table:table-cell office:value-type="string" calcext:value-type="string">
            <text:p>echo cordova not found</text:p>
          </table:table-cell>
          <table:table-cell office:value-type="string" calcext:value-type="string">
            <text:p>HostData</text:p>
          </table:table-cell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string" calcext:value-type="string">
            <text:p>-- Ready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-- All the required programs are found!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NotInstalled</text:p>
          </table:table-cell>
          <table:table-cell office:value-type="string" calcext:value-type="string">
            <text:p>---The required tool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1</text:p>
          </table:table-cell>
          <table:table-cell office:value-type="string" calcext:value-type="string">
            <text:p>Please install Ja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Java2</text:p>
          </table:table-cell>
          <table:table-cell office:value-type="string" calcext:value-type="string">
            <text:p>https://www.oracle.com/technetwork/java/javase/downloads/jdk8-downloads-2133151.html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1</text:p>
          </table:table-cell>
          <table:table-cell office:value-type="string" calcext:value-type="string">
            <text:p>Please Node.js and 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2</text:p>
          </table:table-cell>
          <table:table-cell office:value-type="string" calcext:value-type="string">
            <text:p>https://nodejs.org/ko/download/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Cordova3</text:p>
          </table:table-cell>
          <table:table-cell office:value-type="string" calcext:value-type="string">
            <text:p>https://www.npmjs.com/package/cordova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1</text:p>
          </table:table-cell>
          <table:table-cell office:value-type="string" calcext:value-type="string">
            <text:p>The Android SDK Not Installed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2</text:p>
          </table:table-cell>
          <table:table-cell office:value-type="string" calcext:value-type="string">
            <text:p>Please install Android Studio and Android SDK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ce3" office:value-type="string" calcext:value-type="string">
            <text:p>NotInstalledAndroidSDK3</text:p>
          </table:table-cell>
          <table:table-cell office:value-type="string" calcext:value-type="string">
            <text:p>https://developer.android.com/studio/?hl=ko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HOME</text:p>
          </table:table-cell>
          <table:table-cell office:value-type="string" calcext:value-type="string">
            <text:p>Found Android SDK from ANDROID_HOME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FOUND_ANDROID_SDK_ROOT</text:p>
          </table:table-cell>
          <table:table-cell office:value-type="string" calcext:value-type="string">
            <text:p>Found Android SDK from ANDROID_SDK_ROOT : {0}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1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2</text:p>
          </table:table-cell>
          <table:table-cell office:value-type="string" calcext:value-type="string">
            <text:p>Cannot create the keystore file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3</text:p>
          </table:table-cell>
          <table:table-cell office:value-type="string" calcext:value-type="string">
            <text:p>keystore file creation successful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4</text:p>
          </table:table-cell>
          <table:table-cell office:value-type="string" calcext:value-type="string">
            <text:p>Could not create keystore file because it contains invalid parameters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office:value-type="string" calcext:value-type="string">
            <text:p>CreateKeyStore5</text:p>
          </table:table-cell>
          <table:table-cell office:value-type="string" calcext:value-type="string">
            <text:p>Could not create keystore file because it contains the empty string.</text:p>
          </table:table-cell>
          <table:table-cell office:value-type="string" calcext:value-type="string">
            <text:p>Form1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ALPHA</text:p>
          </table:table-cell>
          <table:table-cell office:value-type="string" calcext:value-type="string">
            <text:p>You are using an alpha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LATEST</text:p>
          </table:table-cell>
          <table:table-cell office:value-type="string" calcext:value-type="string">
            <text:p>You are using the latest version of this program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</text:p>
          </table:table-cell>
          <table:table-cell office:value-type="string" calcext:value-type="string">
            <text:p>Detected a new version of MV App Builder.</text:p>
          </table:table-cell>
          <table:table-cell office:value-type="string" calcext:value-type="string">
            <text:p>Cordova</text:p>
          </table:table-cell>
        </table:table-row>
        <table:table-row table:style-name="ro1">
          <table:table-cell/>
          <table:table-cell table:style-name="Default" office:value-type="string" calcext:value-type="string">
            <text:p>CHECK_VERSION_OLD_ASK</text:p>
          </table:table-cell>
          <table:table-cell office:value-type="string" calcext:value-type="string">
            <text:p>Do you want to open the download page?</text:p>
          </table:table-cell>
          <table:table-cell office:value-type="string" calcext:value-type="string">
            <text:p>Cord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00/00/00</text:date>, <text:time style:data-style-name="N2" text:time-value="12:59:38.478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13:59.068000000</meta:creation-date>
    <dc:date>2019-11-24T13:03:09.635000000</dc:date>
    <meta:editing-duration>PT57M</meta:editing-duration>
    <meta:editing-cycles>15</meta:editing-cycles>
    <meta:generator>LibreOffice/5.4.4.2$Windows_X86_64 LibreOffice_project/2524958677847fb3bb44820e40380acbe820f960</meta:generator>
    <meta:document-statistic meta:table-count="3" meta:cell-count="405" meta:object-count="0"/>
  </office:meta>
</office:document-meta>
</file>